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ción</text:p>
      <text:p text:style-name="P2"/>
      <text:p text:style-name="P2"><text:bookmark text:name=":lw"/>Este pequeño libro que tenés en tus manos, es una compilación de algunos de los cuentos que escribí desde mediados de 2007 a finales de 2010. Los géneros son variados y en ellos intento desde regalarte un momento divertido hasta plantear algúna idea para pensarla.<text:line-break/><text:line-break/>Mi nombre es Juanjo Conti y no soy un escritor profesional. De hecho la literatura es mi hobby, como para algunos puede ser el macramé o la jardinería ornamental. Hace mucho tiempo que vengo leyendo libros y siempre me pareció asombrosa la existencia de estos objetos. Hoy, casi como un juego, completo este proyecto de editar algunas de las cosas que escribí. Espero que te gusten.<text:line-break/><text:line-break/>Muchos amigos tuvieron que sufrir las primeras versiones de mis cuentos y me fueron dando opiniones o haciendo correcciones; en particular me gustaría agradecerles a Joel, César y Melisa su colaboración en casi todos los textos que integran este volumen.<text:line-break/><text:line-break/>Sin más preámbulos, los dejo con los cuentos. Sean bienvenidos.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Conti</meta:initial-creator>
    <meta:creation-date>2010-11-18T20:10:51</meta:creation-date>
    <dc:date>2010-12-09T00:26:35</dc:date>
    <dc:creator>jjconti </dc:creator>
    <meta:editing-duration>PT02H40M16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1" meta:paragraph-count="2" meta:word-count="162" meta:character-count="981"/>
  </office:meta>
</office:document-meta>
</file>